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 style:shadow="none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 style:shadow="none"/>
    </style:style>
    <style:style style:name="Tabella1.A" style:family="table-column">
      <style:table-column-properties style:column-width="8.89cm"/>
    </style:style>
    <style:style style:name="Tabella1.B" style:family="table-column">
      <style:table-column-properties style:column-width="4.1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10pt" fo:font-style="italic" style:text-underline-style="none" fo:font-weight="bold" officeooo:rsid="002cc7dc" officeooo:paragraph-rsid="00363586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41a33c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413832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05ec0" officeooo:paragraph-rsid="002cc7dc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18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cc7dc" officeooo:paragraph-rsid="003ed2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1a33c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363586" officeooo:paragraph-rsid="0041a33c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3" style:family="text">
      <style:text-properties fo:font-style="normal" style:text-underline-style="none" officeooo:rsid="002cc7dc" style:font-style-asian="normal" style:font-style-complex="normal"/>
    </style:style>
    <style:style style:name="T4" style:family="text">
      <style:text-properties officeooo:rsid="002a17c7"/>
    </style:style>
    <style:style style:name="T5" style:family="text">
      <style:text-properties officeooo:rsid="002cc7dc"/>
    </style:style>
    <style:style style:name="T6" style:family="text">
      <style:text-properties fo:color="#000000" fo:font-weight="normal" officeooo:rsid="001dcde7" style:font-weight-asian="normal" style:font-weight-complex="normal"/>
    </style:style>
    <style:style style:name="T7" style:family="text">
      <style:text-properties fo:color="#000000" fo:font-weight="normal" officeooo:rsid="00448998" style:font-weight-asian="normal" style:font-weight-complex="normal"/>
    </style:style>
    <style:style style:name="T8" style:family="text">
      <style:text-properties fo:color="#000000"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9" style:family="text">
      <style:text-properties officeooo:rsid="00413832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Reclami</text:span></text:p>
      <text:p text:style-name="P21"><text:span text:style-name="T6"><text:placeholder text:placeholder-type="text">&lt;setLang('it_IT')&gt;</text:placeholder></text:span></text:p>
      <text:p text:style-name="P11">Filtro: <text:span text:style-name="T6"><text:placeholder text:placeholder-type="text">&lt;get_filter(data)&gt;</text:placeholder></text:span><text:span text:style-name="T6"> </text:span><text:span text:style-name="T7">(non bozza e non annullati)</text:span></text:p>
      <text:p text:style-name="P16"><text:span text:style-name="T5"><text:text-input text:description="&lt;for each=&quot;block, items in get_objects(data).iteritems()&quot;&gt;">starts for loop block objects</text:text-input></text:span></text:p>
      <text:p text:style-name="P18"/>
      <text:p text:style-name="P18"><text:span text:style-name="T2"><text:placeholder text:placeholder-type="text">&lt;block.upper()&gt;</text:placeholder></text:span><text:span text:style-name="T2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7">Descrizione</text:p>
            </table:table-cell>
            <table:table-cell table:style-name="Tabella2.A1" office:value-type="string">
              <text:p text:style-name="P7">Totale</text:p>
            </table:table-cell>
            <table:table-cell table:style-name="Tabella2.C1" office:value-type="string">
              <text:p text:style-name="P7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3"><text:span text:style-name="T5"><text:text-input text:description="&lt;for each=&quot;name, element in items.iteritems()&quot;&gt;">loop item</text:text-input></text:span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4"><text:placeholder text:placeholder-type="text">&lt;_(name)&gt;</text:placeholder></text:p>
          </table:table-cell>
          <table:table-cell table:style-name="Tabella2.B3" office:value-type="string">
            <text:p text:style-name="P5"><text:placeholder text:placeholder-type="text">&lt;element&gt;</text:placeholder></text:p>
          </table:table-cell>
          <table:table-cell table:style-name="Tabella2.C3" office:value-type="string">
            <text:p text:style-name="P6"><text:placeholder text:placeholder-type="text">&lt;"%5.3f" % (100.0 * element / get_total('claims'))&gt;</text:placeholder> %</text:p>
          </table:table-cell>
        </table:table-row>
        <table:table-row>
          <table:table-cell table:style-name="Tabella2.A4" table:number-columns-spanned="3" office:value-type="string">
            <text:p text:style-name="P3"><text:text-input text:description="&lt;/for&gt;">/loop</text:text-input></text:p>
          </table:table-cell>
          <table:covered-table-cell/>
          <table:covered-table-cell/>
        </table:table-row>
      </table:table>
      <text:p text:style-name="P15"><text:text-input text:description="&lt;/for&gt;">end loop objects</text:text-input></text:p>
      <text:p text:style-name="P12"/>
      <text:p text:style-name="P1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Riepilogo totali</text:p>
          </table:table-cell>
          <table:table-cell table:style-name="Tabella1.B1" office:value-type="string">
            <text:p text:style-name="P8">#</text:p>
          </table:table-cell>
        </table:table-row>
        <table:table-row>
          <table:table-cell table:style-name="Tabella1.A4" office:value-type="string">
            <text:p text:style-name="P19">Reclami</text:p>
          </table:table-cell>
          <table:table-cell table:style-name="Tabella1.B4" office:value-type="string">
            <text:p text:style-name="P23"><text:span text:style-name="T8"><text:placeholder text:placeholder-type="text">&lt;get_total('claims')&gt;</text:placeholder></text:span></text:p>
          </table:table-cell>
        </table:table-row>
        <table:table-row>
          <table:table-cell table:style-name="Tabella1.A4" office:value-type="string">
            <text:p text:style-name="P19">Non conformità (da reclamo)</text:p>
          </table:table-cell>
          <table:table-cell table:style-name="Tabella1.B4" office:value-type="string">
            <text:p text:style-name="P23"><text:span text:style-name="T8"><text:placeholder text:placeholder-type="text">&lt;get_total('not_conformed')&gt;</text:placeholder></text:span></text:p>
          </table:table-cell>
        </table:table-row>
        <table:table-row>
          <table:table-cell table:style-name="Tabella1.A4" office:value-type="string">
            <text:p text:style-name="P19">Lotti nel periodo</text:p>
          </table:table-cell>
          <table:table-cell table:style-name="Tabella1.B4" office:value-type="string">
            <text:p text:style-name="P23"><text:span text:style-name="T8"><text:placeholder text:placeholder-type="text">&lt;get_total_lot(data)&gt;</text:placeholder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 style:shadow="none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</table:table-cell>
            <table:table-cell table:style-name="Tabella4.C1" office:value-type="string">
              <text:p text:style-name="MP4">Pag. <text:page-number text:select-page="current">1</text:page-number> di <text:page-count>1</text:page-count></text:p>
            </table:table-cell>
          </table:table-row>
        </table:table>
        <text:p text:style-name="MP5"/>
      </style:header>
      <style:footer>
        <text:p text:style-name="MP6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0T11:37:14.257659489</dc:date>
    <meta:editing-duration>P1DT18H32M6S</meta:editing-duration>
    <meta:editing-cycles>300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6" meta:word-count="60" meta:character-count="462" meta:non-whitespace-character-count="434"/>
    <meta:user-defined meta:name="Info 1"/>
    <meta:user-defined meta:name="Info 2"/>
    <meta:user-defined meta:name="Info 3"/>
    <meta:user-defined meta:name="Info 4"/>
  </office:meta>
</office:document-meta>
</file>